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officeooo:rsid="000decc0" officeooo:paragraph-rsid="000decc0"/>
    </style:style>
    <style:style style:name="P2" style:family="paragraph" style:parent-style-name="Heading_20_1">
      <style:text-properties fo:font-variant="normal" fo:text-transform="none" fo:color="#1f2328" loext:opacity="100%" style:font-name="apple-system" fo:font-size="14pt" fo:letter-spacing="normal" fo:font-style="normal" fo:font-weight="normal" style:font-size-asian="14pt" style:font-size-complex="14pt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1f2328" loext:opacity="100%" style:font-name="apple-system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bold" officeooo:rsid="001eb73e" officeooo:paragraph-rsid="001eb73e" style:font-size-asian="14pt" style:font-weight-asian="bold" style:font-size-complex="14pt" style:font-weight-complex="bold"/>
    </style:style>
    <style:style style:name="P5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1f2328" loext:opacity="100%" style:font-name="Times New Roman" fo:font-size="14pt" fo:letter-spacing="normal" fo:font-style="normal" style:font-size-asian="14pt" style:font-size-complex="14pt"/>
    </style:style>
    <style:style style:name="P6" style:family="paragraph" style:parent-style-name="Heading_20_3">
      <style:paragraph-properties fo:margin-left="0cm" fo:margin-right="0cm" fo:margin-top="0cm" fo:margin-bottom="0cm" style:contextual-spacing="false" fo:line-height="115%" fo:text-indent="0cm" style:auto-text-indent="false"/>
      <style:text-properties fo:font-variant="normal" fo:text-transform="none" fo:color="#1f2328" loext:opacity="100%" style:font-name="Times New Roman" fo:font-size="14pt" fo:letter-spacing="normal" fo:font-weight="bold" style:font-size-asian="14pt" style:font-weight-asian="bold" style:font-size-complex="14pt" style:font-weight-complex="bold"/>
    </style:style>
    <style:style style:name="P7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letter-spacing="normal" fo:font-style="normal" fo:font-weight="normal"/>
    </style:style>
    <style:style style:name="P8" style:family="paragraph" style:parent-style-name="Heading_20_3">
      <style:text-properties style:font-name="Times New Roman" fo:font-size="14pt" style:font-size-asian="14pt" style:font-size-complex="14pt"/>
    </style:style>
    <style:style style:name="P9" style:family="paragraph" style:parent-style-name="Heading_20_3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Times New Roman" fo:font-size="14pt" fo:font-weight="bold" officeooo:rsid="001a6a7a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normal" officeooo:rsid="001a6a7a" officeooo:paragraph-rsid="001a6a7a" style:font-size-asian="14pt" style:font-weight-asian="normal" style:font-size-complex="14pt" style:font-weight-complex="normal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padding="0cm" fo:border="none"/>
      <style:text-properties fo:font-variant="normal" fo:text-transform="none" fo:color="#1f2328" loext:opacity="100%" style:font-name="Times New Roman" fo:font-size="14pt" fo:letter-spacing="normal" fo:font-style="normal" fo:font-weight="bold" officeooo:rsid="001a6a7a" officeooo:paragraph-rsid="001a6a7a" style:font-size-asian="14pt" style:font-weight-asian="bold" style:font-size-complex="14pt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1f2328" loext:opacity="100%" style:font-name="Times New Roman" fo:font-size="15pt" fo:letter-spacing="normal" fo:font-style="normal" fo:font-weight="normal" style:font-size-asian="15pt" style:font-size-complex="15pt"/>
    </style:style>
    <style:style style:name="P14" style:family="paragraph" style:parent-style-name="Preformatted_20_Text">
      <style:text-properties style:font-name="Times New Roman" fo:font-size="14pt" style:font-size-asian="14pt" style:font-size-complex="14pt"/>
    </style:style>
    <style:style style:name="P15" style:family="paragraph" style:parent-style-name="Preformatted_20_Text">
      <style:text-properties style:font-name="Times New Roman" fo:font-size="14pt" style:font-size-asian="14pt" style:font-size-complex="14pt"/>
    </style:style>
    <style:style style:name="P16" style:family="paragraph" style:parent-style-name="Preformatted_20_Text">
      <style:text-properties style:font-name="Times New Roman" fo:font-size="14pt" officeooo:rsid="0028b25b" officeooo:paragraph-rsid="0028b25b" style:font-size-asian="14pt" style:font-size-complex="14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15%" fo:orphans="2" fo:widows="2" fo:text-indent="0cm" style:auto-text-indent="false" fo:padding="0cm" fo:border="none"/>
      <style:text-properties style:font-name="Times New Roman" fo:font-size="14pt" style:font-name-asian="NSimSun" style:font-size-asian="14pt" style:font-name-complex="Liberation Mono" style:font-size-complex="14pt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Times New Roman" fo:font-size="14pt" fo:font-weight="normal" officeooo:rsid="001a6a7a" style:font-size-asian="14pt" style:font-weight-asian="normal" style:font-size-complex="14pt" style:font-weight-complex="normal"/>
    </style:style>
    <style:style style:name="P19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rsid="00003c6b" officeooo:paragraph-rsid="00003c6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style:text-underline-style="solid" style:text-underline-width="auto" style:text-underline-color="font-color" fo:font-weight="bold" officeooo:rsid="000ecd34" officeooo:paragraph-rsid="000ecd3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03c6b" officeooo:paragraph-rsid="00003c6b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03c6b" officeooo:paragraph-rsid="00162ec9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22961" officeooo:paragraph-rsid="00022961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3cf0d" officeooo:paragraph-rsid="0003cf0d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514c4" officeooo:paragraph-rsid="000514c4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514c4" officeooo:paragraph-rsid="0006f5a2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a1e8c" officeooo:paragraph-rsid="000a1e8c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a9142" officeooo:paragraph-rsid="000a9142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b4c12" officeooo:paragraph-rsid="000b4c12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b4c12" officeooo:paragraph-rsid="000c196d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e9cbe" officeooo:paragraph-rsid="000e9cbe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ecd34" officeooo:paragraph-rsid="000ecd34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officeooo:rsid="000ecd34" officeooo:paragraph-rsid="000ecd34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10e64" officeooo:paragraph-rsid="00110e64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10e64" officeooo:paragraph-rsid="0012d82c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98bd1" officeooo:paragraph-rsid="00198bd1" style:font-size-asian="14pt" style:font-size-complex="14pt"/>
    </style:style>
    <style:style style:name="P39" style:family="paragraph" style:parent-style-name="Standard"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62ec9" officeooo:paragraph-rsid="00162ec9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85ae0" officeooo:paragraph-rsid="00185ae0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199854" officeooo:paragraph-rsid="00199854" style:font-size-asian="14pt" style:font-size-complex="14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decc0" officeooo:paragraph-rsid="000decc0" style:font-size-asian="14pt" style:font-size-complex="14p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officeooo:rsid="000f37fa" officeooo:paragraph-rsid="000f37fa" style:font-size-asian="14pt" style:font-size-complex="14pt"/>
    </style:style>
    <style:style style:name="P46" style:family="paragraph" style:parent-style-name="Standard" style:list-style-name=""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c196d" officeooo:paragraph-rsid="000c196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a9142" officeooo:paragraph-rsid="000a9142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a9142" officeooo:paragraph-rsid="000c74b5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912ad" officeooo:paragraph-rsid="00003c6b" style:font-size-asian="14pt" style:font-weight-asian="bold" style:font-size-complex="14pt" style:font-weight-complex="bold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912ad" officeooo:paragraph-rsid="000c74b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3cf0d" officeooo:paragraph-rsid="0003cf0d" style:font-size-asian="14pt" style:font-weight-asian="bold" style:font-size-complex="14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514c4" officeooo:paragraph-rsid="000514c4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514c4" officeooo:paragraph-rsid="0006f5a2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a1e8c" officeooo:paragraph-rsid="000a1e8c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b4c12" officeooo:paragraph-rsid="000b4c12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e9cbe" officeooo:paragraph-rsid="000e9cbe" style:font-size-asian="14pt" style:font-weight-asian="bold" style:font-size-complex="14pt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ecd34" officeooo:paragraph-rsid="000ecd34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0ecd34" officeooo:paragraph-rsid="000ecd3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10e64" officeooo:paragraph-rsid="00110e64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62ec9" officeooo:paragraph-rsid="00162ec9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85ae0" officeooo:paragraph-rsid="00185ae0" style:font-size-asian="14pt" style:font-weight-asian="bold" style:font-size-complex="14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99854" officeooo:paragraph-rsid="00199854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0f37fa" officeooo:paragraph-rsid="000f37fa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a6a7a" officeooo:paragraph-rsid="001a6a7a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c33e9" officeooo:paragraph-rsid="001c33e9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font-weight="bold" officeooo:rsid="001c33e9" officeooo:paragraph-rsid="001c33e9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bold" officeooo:rsid="001dac19" officeooo:paragraph-rsid="001dac19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dac19" officeooo:paragraph-rsid="001dac19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rsid="001eb73e" officeooo:paragraph-rsid="001eb73e" style:font-size-asian="14pt" style:font-weight-asian="bold" style:font-size-complex="14pt" style:font-weight-complex="bold"/>
    </style:style>
    <style:style style:name="P71" style:family="paragraph" style:parent-style-name="Standard" style:list-style-name="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 style:list-style-name="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003c6b" officeooo:paragraph-rsid="00003c6b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0912ad" officeooo:paragraph-rsid="000c74b5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0f37fa" officeooo:paragraph-rsid="000f37fa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1a6a7a" officeooo:paragraph-rsid="001a6a7a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1c33e9" officeooo:paragraph-rsid="001c33e9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size="14pt" fo:font-weight="normal" officeooo:rsid="001dac19" officeooo:paragraph-rsid="001dac19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1dac19" officeooo:paragraph-rsid="001dac19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Times New Roman" fo:font-size="14pt" fo:font-weight="normal" officeooo:rsid="001eb73e" officeooo:paragraph-rsid="001eb73e" style:font-size-asian="14pt" style:font-weight-asian="normal" style:font-size-complex="14pt" style:font-weight-complex="normal"/>
    </style:style>
    <style:style style:name="P81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ba9aa"/>
    </style:style>
    <style:style style:name="P8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bold" officeooo:rsid="001eb73e" officeooo:paragraph-rsid="001eb73e" style:font-size-asian="14pt" style:font-weight-asian="bold" style:font-size-complex="14pt" style:font-weight-complex="bold"/>
    </style:style>
    <style:style style:name="P8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1f2328" loext:opacity="100%" style:font-name="Times New Roman" fo:font-size="14pt" fo:letter-spacing="normal" fo:font-style="normal" fo:font-weight="normal" style:font-size-asian="14pt" style:font-size-complex="14pt"/>
    </style:style>
    <style:style style:name="P86" style:family="paragraph" style:parent-style-name="Text_20_body">
      <style:text-properties style:font-name="Times New Roman" fo:font-size="14pt" style:font-size-asian="14pt" style:font-size-complex="14pt"/>
    </style:style>
    <style:style style:name="P87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style:font-name="Times New Roman" fo:font-size="14pt" fo:font-weight="bold" officeooo:rsid="001a6a7a" style:font-size-asian="14pt" style:font-weight-asian="bold" style:font-size-complex="14pt" style:font-weight-complex="bold"/>
    </style:style>
    <style:style style:name="P88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Times New Roman" fo:font-size="14pt" fo:font-weight="bold" officeooo:rsid="001a6a7a" style:font-size-asian="14pt" style:font-weight-asian="bold" style:font-size-complex="14pt" style:font-weight-complex="bold"/>
    </style:style>
    <style:style style:name="P8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1" style:family="paragraph" style:parent-style-name="Text_20_body" style:list-style-name="L2">
      <style:paragraph-properties fo:margin-top="0cm" fo:margin-bottom="0cm" style:contextual-spacing="false" fo:orphans="2" fo:widows="2"/>
    </style:style>
    <style:style style:name="P92" style:family="paragraph" style:parent-style-name="Text_20_body" style:list-style-name="L3">
      <style:paragraph-properties fo:margin-top="0cm" fo:margin-bottom="0.423cm" style:contextual-spacing="false" fo:orphans="2" fo:widows="2"/>
      <style:text-properties officeooo:paragraph-rsid="002ba9aa"/>
    </style:style>
    <style:style style:name="T1" style:family="text">
      <style:text-properties officeooo:rsid="000229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31f20"/>
    </style:style>
    <style:style style:name="T4" style:family="text">
      <style:text-properties officeooo:rsid="0006f5a2"/>
    </style:style>
    <style:style style:name="T5" style:family="text">
      <style:text-properties officeooo:rsid="000912ad"/>
    </style:style>
    <style:style style:name="T6" style:family="text">
      <style:text-properties officeooo:rsid="000a9142"/>
    </style:style>
    <style:style style:name="T7" style:family="text">
      <style:text-properties officeooo:rsid="000c196d"/>
    </style:style>
    <style:style style:name="T8" style:family="text">
      <style:text-properties officeooo:rsid="000c74b5"/>
    </style:style>
    <style:style style:name="T9" style:family="text">
      <style:text-properties officeooo:rsid="000e9cbe"/>
    </style:style>
    <style:style style:name="T10" style:family="text">
      <style:text-properties officeooo:rsid="000decc0"/>
    </style:style>
    <style:style style:name="T11" style:family="text">
      <style:text-properties officeooo:rsid="0012d82c"/>
    </style:style>
    <style:style style:name="T12" style:family="text">
      <style:text-properties officeooo:rsid="00185ae0"/>
    </style:style>
    <style:style style:name="T13" style:family="text">
      <style:text-properties officeooo:rsid="00198bd1"/>
    </style:style>
    <style:style style:name="T14" style:family="text">
      <style:text-properties fo:font-variant="normal" fo:text-transform="none" fo:color="#1f2328" loext:opacity="100%" fo:letter-spacing="normal" fo:font-style="normal"/>
    </style:style>
    <style:style style:name="T15" style:family="text">
      <style:text-properties fo:font-variant="normal" fo:text-transform="none" fo:color="#1f2328" loext:opacity="100%" fo:letter-spacing="normal" fo:background-color="transparent" loext:char-shading-value="0" loext:padding="0cm" loext:border="none"/>
    </style:style>
    <style:style style:name="T16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1f2328" loext:opacity="100%" style:font-name="ui-monospace" fo:font-size="9.75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9" style:family="text">
      <style:text-properties fo:font-variant="normal" fo:text-transform="none" fo:color="#1f2328" loext:opacity="100%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apple-system" fo:font-style="normal" fo:font-weight="normal"/>
    </style:style>
    <style:style style:name="T23" style:family="text">
      <style:text-properties style:font-name="ui-monospace" fo:font-size="9.75pt" fo:font-style="normal" fo:font-weight="normal"/>
    </style:style>
    <style:style style:name="T24" style:family="text">
      <style:text-properties style:font-name="ui-monospace" fo:font-style="normal" fo:font-weight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officeooo:rsid="002995fd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fo:font-style="normal"/>
    </style:style>
    <style:style style:name="T30" style:family="text">
      <style:text-properties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COMANDOS DOCKER</text:p>
      <text:p text:style-name="P23"/>
      <text:p text:style-name="P47">Pesquisa se tem conteiner ativado</text:p>
      <text:p text:style-name="P23">docker container ls</text:p>
      <text:p text:style-name="P23"/>
      <text:p text:style-name="P47">Pesquisa se tem conteiner desativado</text:p>
      <text:p text:style-name="P23">docker container ls -a</text:p>
      <text:p text:style-name="P23"/>
      <text:p text:style-name="P47">Pesquisa se tem conteiner desativado e joga para um arquivo txt</text:p>
      <text:p text:style-name="P23">docker container ls -a &gt; nome_arquivo.txt</text:p>
      <text:p text:style-name="P23"/>
      <text:p text:style-name="P48">Cria um container, caso não exista ele procual Dock Hub e baixa para criar</text:p>
      <text:p text:style-name="P23">docker run nome_container</text:p>
      <text:p text:style-name="P23"/>
      <text:p text:style-name="P48">criar um container e renomea-lo na execução</text:p>
      <text:p text:style-name="P73">docker container run –name <text:span text:style-name="T1">meu_container</text:span> <text:s/>iner nome_container</text:p>
      <text:p text:style-name="P23"/>
      <text:p text:style-name="P48">Remover o container que não vamos mais usar</text:p>
      <text:p text:style-name="P23">docker container rm d9c8a908f361 </text:p>
      <text:p text:style-name="P50"/>
      <text:p text:style-name="P49">Remover o container que não vamos mais usar <text:span text:style-name="T8">e está em execuão</text:span></text:p>
      <text:p text:style-name="P74">docker container rm -f d9c8a908f361 </text:p>
      <text:p text:style-name="P51"/>
      <text:p text:style-name="P50">Comando para criar um container e abilitar o terminal deste container para interagirmos</text:p>
      <text:p text:style-name="P25">docker container run -it ubunt<text:span text:style-name="T3">u</text:span> /bin/bash</text:p>
      <text:p text:style-name="P25"/>
      <text:p text:style-name="P52"><text:span text:style-name="T6">P</text:span>ara sair</text:p>
      <text:p text:style-name="P26">exit </text:p>
      <text:p text:style-name="P26"/>
      <text:p text:style-name="P53"><text:span text:style-name="T5">A</text:span>bre um container com o nginx mas prende o cusor</text:p>
      <text:p text:style-name="P27">docker container run nginx <text:s text:c="3"/></text:p>
      <text:p text:style-name="P23"/>
      <text:p text:style-name="P54"><text:span text:style-name="T5">A</text:span>bre um container com o nginx <text:span text:style-name="T4">sem prender o cusor</text:span></text:p>
      <text:p text:style-name="P28">docker container run -<text:span text:style-name="T4">d </text:span>nginx <text:s text:c="3"/></text:p>
      <text:p text:style-name="P28"/>
      <text:p text:style-name="P55">Para entrar com contair que acabanos de criar</text:p>
      <text:p text:style-name="P29">docker container exec -it 333d9a616f1a <text:span text:style-name="T2">/bin/bash</text:span></text:p>
      <text:p text:style-name="P23"/>
      <text:p text:style-name="P48">port bind conecta a porta do container a porta do servidor</text:p>
      <text:p text:style-name="P30">docker container run -d -p 8080:80 nginx</text:p>
      <text:p text:style-name="P23"/>
      <text:p text:style-name="P56">Estalando o mongodb e definir bind e usuario e senha em um único comandos</text:p>
      <text:p text:style-name="P31"><text:soft-page-break/>docker container run -d -p 27017:27017 -e MONGO_INITDB_ROOT_USERNAME=mongouser -e MONGO_INITDB_ROOT_PASSWORD=mongopwd mongo</text:p>
      <text:p text:style-name="P23"/>
      <text:p text:style-name="P47">Onde: </text:p>
      <text:p text:style-name="P32">mongouser <text:span text:style-name="T7">= nome de usuario que você quer utilizar;</text:span></text:p>
      <text:p text:style-name="P32">mongopwd <text:span text:style-name="T7">= senha que você quer utilizar</text:span></text:p>
      <text:p text:style-name="P32"/>
      <text:p text:style-name="P57">Retorna o id de todos os containers ativos</text:p>
      <text:p text:style-name="P33">docker container ls -q</text:p>
      <text:p text:style-name="P33"/>
      <text:p text:style-name="P57">Retorn<text:span text:style-name="T12">a</text:span> o id de todos os containers ativos e inativos(exit)</text:p>
      <text:p text:style-name="P33">docker container ls -qa</text:p>
      <text:p text:style-name="P32"/>
      <text:p text:style-name="P58">Remove todos os containers ativos e inativos</text:p>
      <text:p text:style-name="P34">docker container rm -f $(<text:span text:style-name="T9">docker container ls -qa</text:span>)</text:p>
      <text:p text:style-name="P23"/>
      <text:p text:style-name="P60">Criar um container apartir de um Dockerfile</text:p>
      <text:p text:style-name="P36">1- Criar uma pasta onde vai ser criado o Dockerfile</text:p>
      <text:p text:style-name="P36">2- Abrir o vs-code ou editor de sua preferencia</text:p>
      <text:p text:style-name="P36">3-criar o arquivo com o nome Dockerfile e digitar os comando<text:span text:style-name="T13">s</text:span> desejados</text:p>
      <text:p text:style-name="P38"/>
      <text:p text:style-name="P36">ex<text:span text:style-name="T13">1</text:span>.:</text:p>
      <text:p text:style-name="P39">FROM ubuntu</text:p>
      <text:p text:style-name="P39">RUN apt update</text:p>
      <text:p text:style-name="P39">RUN apt install curl --yes</text:p>
      <text:p text:style-name="P36"/>
      <text:p text:style-name="P38">ex2.:</text:p>
      <text:p text:style-name="P40">FROM node:18.15.0</text:p>
      <text:p text:style-name="P40">WORKDIR /app</text:p>
      <text:p text:style-name="P40">COPY package*.json ./</text:p>
      <text:p text:style-name="P40">RUN npm install</text:p>
      <text:p text:style-name="P40">COPY . .</text:p>
      <text:p text:style-name="P40">CMD ["node","server.js"]</text:p>
      <text:p text:style-name="P38"/>
      <text:p text:style-name="P36">4- Executar o comando </text:p>
      <text:p text:style-name="P36">docker build -t nome_desejado -f Dockerfile .</text:p>
      <text:p text:style-name="P37">docker build -t <text:span text:style-name="T11">aula-ubuntu-curl</text:span> -f Dockerfile .</text:p>
      <text:p text:style-name="P36"/>
      <text:p text:style-name="P61">Comando para visualizar a imagem criada.</text:p>
      <text:p text:style-name="P41">Docker image ls</text:p>
      <text:p text:style-name="P41"/>
      <text:p text:style-name="P62">Comando para retirar as imagens lixo</text:p>
      <text:p text:style-name="P42">Docker image prune</text:p>
      <text:p text:style-name="P42"/>
      <text:p text:style-name="P63"><text:soft-page-break/>Comando para subir a imagem para o repositorio docker hub</text:p>
      <text:p text:style-name="P43">Docker push nome_da_image:v1</text:p>
      <text:p text:style-name="P43"/>
      <text:p text:style-name="P43">docker tag marcosrenato/aula-converte-temperatura:v1 marcosrenato/aula-converte-temperatura:latest</text:p>
      <text:p text:style-name="P24"/>
      <text:p text:style-name="P21">COMANDOS GIT</text:p>
      <text:p text:style-name="P23"/>
      <text:p text:style-name="P1"><text:span text:style-name="T21">git clone </text:span><text:a xlink:type="simple" xlink:href="https://endere_do_git/" text:style-name="Internet_20_link" text:visited-style-name="Visited_20_Internet_20_Link"><text:span text:style-name="T21">https://endere_do_git</text:span></text:a></text:p>
      <text:p text:style-name="P44"/>
      <text:p text:style-name="P44">git status</text:p>
      <text:p text:style-name="P44"/>
      <text:p text:style-name="P44">git add nome_arquivo</text:p>
      <text:p text:style-name="P44"/>
      <text:p text:style-name="P44">git add .</text:p>
      <text:p text:style-name="P44"/>
      <text:p text:style-name="P44">Git commit -m “digite a mensagem que deseja aqui para registra o commit”</text:p>
      <text:p text:style-name="P44"/>
      <text:p text:style-name="P44">git push </text:p>
      <text:p text:style-name="P44"/>
      <text:p text:style-name="P44">git push origin nome_branch</text:p>
      <text:p text:style-name="P44"/>
      <text:p text:style-name="P44">git pull</text:p>
      <text:p text:style-name="P44"/>
      <text:p text:style-name="P33">git branch -m <text:span text:style-name="T10">nome_branch</text:span></text:p>
      <text:p text:style-name="P44"/>
      <text:p text:style-name="P44">git checkout nome_branch</text:p>
      <text:p text:style-name="P44"/>
      <text:p text:style-name="P44">git merge nome_outra_branch</text:p>
      <text:p text:style-name="P44"/>
      <text:p text:style-name="P44"/>
      <text:p text:style-name="P22">COMANDOS LINUX</text:p>
      <text:p text:style-name="P35"/>
      <text:p text:style-name="P59">Comando para atualizar repositórios </text:p>
      <text:p text:style-name="P35">apt update</text:p>
      <text:p text:style-name="P23"/>
      <text:p text:style-name="P64">Comando para instalar o curl</text:p>
      <text:p text:style-name="P45">apt install curl</text:p>
      <text:p text:style-name="P45"/>
      <text:p text:style-name="P64">Comando para instalar o curl sem pedir confirmação</text:p>
      <text:p text:style-name="P75">apt install curl --yes</text:p>
      <text:p text:style-name="P75"/>
      <text:p text:style-name="P65">Comando para entrar em modo root</text:p>
      <text:p text:style-name="P76"><text:span text:style-name="T14">sudo su</text:span> </text:p>
      <text:p text:style-name="P76"/>
      <text:p text:style-name="P65"><text:soft-page-break/>comando para ler manual de um comando</text:p>
      <text:p text:style-name="P76"><text:span text:style-name="T14">man chmod</text:span> </text:p>
      <text:p text:style-name="P76"/>
      <text:p text:style-name="P65">verificar a distribuição e versão do sistema operacional</text:p>
      <text:p text:style-name="P10">lsb_release -a</text:p>
      <text:p text:style-name="P76"/>
      <text:p text:style-name="P65">verificar a versão do kernel do sistema operacional</text:p>
      <text:p text:style-name="P10">uname -a</text:p>
      <text:p text:style-name="P76"/>
      <text:p text:style-name="P65">verificar nome do computador</text:p>
      <text:p text:style-name="P10">hostname</text:p>
      <text:p text:style-name="P11">hostname -f</text:p>
      <text:p text:style-name="P11"/>
      <text:h text:style-name="P9" text:outline-level="3">Alterar o nome do computador:</text:h>
      <text:p text:style-name="P87"/>
      <text:p text:style-name="P88">Para versões atuais do Ubuntu (16.04 ou mais novos):</text:p>
      <text:p text:style-name="P18"># hostnamectl set-hostname example_hostname</text:p>
      <text:p text:style-name="P18"/>
      <text:p text:style-name="P88">Para versões anteriores:</text:p>
      <text:p text:style-name="P18"># echo "exemplo" &gt; /etc/hostname</text:p>
      <text:p text:style-name="P18"># hostname -F /etc/hostname</text:p>
      <text:p text:style-name="P13"/>
      <text:p text:style-name="P12">Diagnostico do sistema</text:p>
      <text:p text:style-name="P65">Verifica a utilização de memoriar</text:p>
      <text:p text:style-name="P76">free -m</text:p>
      <text:p text:style-name="P76"/>
      <text:p text:style-name="P66">monitorar uso de cpu, menoria e processos em execução;</text:p>
      <text:p text:style-name="P77">top</text:p>
      <text:p text:style-name="P77"/>
      <text:p text:style-name="P66">Listar todos os processos em execução</text:p>
      <text:p text:style-name="P77">ps auxf</text:p>
      <text:p text:style-name="P77"/>
      <text:p text:style-name="P66">Matar um processo </text:p>
      <text:p text:style-name="P77">kill -9 pid</text:p>
      <text:p text:style-name="P77"/>
      <text:p text:style-name="P66">monitorar o uso de io</text:p>
      <text:p text:style-name="P77">vmstat 1 20</text:p>
      <text:p text:style-name="P77"/>
      <text:p text:style-name="P66">verificar o espaço em disco em cada pa<text:span text:style-name="T26">r</text:span>tição</text:p>
      <text:p text:style-name="P77">df -h</text:p>
      <text:p text:style-name="P77"/>
      <text:p text:style-name="P66">listar arquivos abertos e os processos que estão usando os arquivos</text:p>
      <text:p text:style-name="P77">lsof</text:p>
      <text:p text:style-name="P77"/>
      <text:p text:style-name="P77"><text:soft-page-break/><text:span text:style-name="T20">obs.: </text:span>para comando que possuem saídas muito longa, pode-se utilizar um “pip” seguido do comando more</text:p>
      <text:p text:style-name="P77">lsof | <text:s/>more</text:p>
      <text:p text:style-name="P77"/>
      <text:p text:style-name="P67">Diagnostico de rede</text:p>
      <text:p text:style-name="P68">Verificar conectividade de rede</text:p>
      <text:p text:style-name="P78">ping -c 4 www.google.com</text:p>
      <text:p text:style-name="P77"/>
      <text:p text:style-name="P69">Verificar conectividade de rede</text:p>
      <text:p text:style-name="P79">ifconfig</text:p>
      <text:p text:style-name="P79">ou</text:p>
      <text:p text:style-name="P79">ip address</text:p>
      <text:p text:style-name="P79"/>
      <text:p text:style-name="P70">listar todos os computadores ligados na rede local</text:p>
      <text:p text:style-name="P80">nmap -sP <text:s/>172.18.2.0/24</text:p>
      <text:p text:style-name="P80"/>
      <text:h text:style-name="P4" text:outline-level="2">Gerenciamento de arquivos</text:h>
      <text:p text:style-name="P84"/>
      <text:h text:style-name="P5" text:outline-level="3">Listar arquivos do diretório local:</text:h>
      <text:p text:style-name="P11">ls -l</text:p>
      <text:p text:style-name="P11"/>
      <text:h text:style-name="P5" text:outline-level="3">Listar arquivos e diretórios ocultos:</text:h>
      <text:p text:style-name="P85">Diretórios ocultos no Linux possuem um . no inicio do nome.</text:p>
      <text:p text:style-name="P11">ls -la</text:p>
      <text:p text:style-name="P11"/>
      <text:h text:style-name="P5" text:outline-level="3"><text:bookmark text:name="user-content-17-criar-um-diretório"/>Criar um diretório:</text:h>
      <text:p text:style-name="P11">mkdir diretorio</text:p>
      <text:p text:style-name="P11"/>
      <text:h text:style-name="P5" text:outline-level="3">Entrar em um diretório:</text:h>
      <text:p text:style-name="P11">cd diretorio</text:p>
      <text:p text:style-name="P11"/>
      <text:h text:style-name="P5" text:outline-level="3">Criar um arquivo vazio:</text:h>
      <text:p text:style-name="P11">touch arquivo.txt</text:p>
      <text:p text:style-name="P11"/>
      <text:h text:style-name="P5" text:outline-level="3"><text:bookmark text:name="user-content-20-adicionar-conteúdo-a-um-arquivo-usando-o-cat"/>Adicionar conteúdo a um arquivo usando o cat:</text:h>
      <text:p text:style-name="P11">cat &gt; arquivo.txt</text:p>
      <text:p text:style-name="P85">exemplo de conteúdo</text:p>
      <text:p text:style-name="P85">CONTROL+D</text:p>
      <text:p text:style-name="P85"/>
      <text:h text:style-name="P5" text:outline-level="3"><text:bookmark text:name="user-content-21-adicionar-uma-linha-ao-final-do-arquivo"/>Adicionar uma linha ao final do arquivo:</text:h>
      <text:p text:style-name="P11">echo "exemplo linha" &gt;&gt; arquivo.txt</text:p>
      <text:p text:style-name="P11"/>
      <text:h text:style-name="P5" text:outline-level="3">Verificar o conteúdo de um arquivo:</text:h>
      <text:p text:style-name="P11">cat arquivo.txt </text:p>
      <text:p text:style-name="P11"/>
      <text:h text:style-name="P5" text:outline-level="3"><text:bookmark text:name="user-content-23-criar-um-link-simbólico"/><text:soft-page-break/>Criar um link simbólico:</text:h>
      <text:p text:style-name="P11">ln -s /etc/hosts arquivo2.txt</text:p>
      <text:p text:style-name="P11">ls -l</text:p>
      <text:p text:style-name="P11">cat arquivo2.txt</text:p>
      <text:p text:style-name="P11"/>
      <text:h text:style-name="P5" text:outline-level="3"><text:bookmark text:name="user-content-24-apagar-um-arquivo"/>Apagar um arquivo:</text:h>
      <text:p text:style-name="P11">rm arquivo.txt</text:p>
      <text:p text:style-name="P11"/>
      <text:h text:style-name="P5" text:outline-level="3"><text:bookmark text:name="user-content-25-apagar-um-diretório"/><text:s/>Apagar um diretório:</text:h>
      <text:p text:style-name="P11">rm -rf diretorio</text:p>
      <text:h text:style-name="P71" text:outline-level="2"><text:bookmark text:name="user-content-trabalhando-com-servidores-remotos"/>Trabalhando com servidores remotos</text:h>
      <text:h text:style-name="P72" text:outline-level="3">Conectar via SSH a um computador remoto</text:h>
      <text:h text:style-name="P46" text:outline-level="3"/>
      <text:p text:style-name="P86">Logar em um computador remoto via SSH.</text:p>
      <text:p text:style-name="P14"><text:span text:style-name="T27">ssh </text:span><text:a xlink:type="simple" xlink:href="mailto:labredes@10.32.143.132" text:style-name="Internet_20_link" text:visited-style-name="Visited_20_Internet_20_Link"><text:span text:style-name="T27">labredes@10.32.143.132</text:span></text:a></text:p>
      <text:p text:style-name="P14"/>
      <text:p text:style-name="P86">Deslogar do computador:</text:p>
      <text:p text:style-name="P14">exit</text:p>
      <text:p text:style-name="P14"/>
      <text:h text:style-name="P72" text:outline-level="3">Copiar arquivos para um computador remoto:</text:h>
      <text:p text:style-name="P86">No computador local, executar o comando scp</text:p>
      <text:p text:style-name="P14"><text:span text:style-name="T27">scp local.txt </text:span><text:a xlink:type="simple" xlink:href="mailto:labredes@ip-da-maquinaremota" text:style-name="Internet_20_link" text:visited-style-name="Visited_20_Internet_20_Link"><text:span text:style-name="T27">labredes@ip-da-maquinaremota</text:span></text:a><text:span text:style-name="T27">:~/</text:span></text:p>
      <text:p text:style-name="P14"/>
      <text:p text:style-name="P86">O arquivo local.txt será copiado da máquina local para o diretório home (~/) da máquina remota</text:p>
      <text:h text:style-name="P72" text:outline-level="3"><text:bookmark text:name="user-content-28-copiar-um-diretório-para-um-computador-remoto"/>Copiar um diretório para um computador remoto:</text:h>
      <text:p text:style-name="P14"><text:span text:style-name="T27">scp -r diretorio </text:span><text:a xlink:type="simple" xlink:href="mailto:labredes@ip-da-maquinaremota" text:style-name="Internet_20_link" text:visited-style-name="Visited_20_Internet_20_Link"><text:span text:style-name="T27">labredes@ip-da-maquinaremota</text:span></text:a><text:span text:style-name="T27">:~/</text:span></text:p>
      <text:p text:style-name="P14"/>
      <text:h text:style-name="P71" text:outline-level="2"><text:bookmark text:name="user-content-gerenciamento-de-pacotes"/>Gerenciamento de pacotes:</text:h>
      <text:h text:style-name="P72" text:outline-level="3"><text:bookmark text:name="user-content-29-atualizar-base-de-dados-de-pacotes"/>Atualizar base de dados de pacotes:</text:h>
      <text:p text:style-name="P14"># apt-get update</text:p>
      <text:p text:style-name="P14"/>
      <text:h text:style-name="P72" text:outline-level="3">Buscar por um pacote através do nome ou parte do nome:</text:h>
      <text:p text:style-name="P14">apt-cache search htop</text:p>
      <text:p text:style-name="P14"/>
      <text:h text:style-name="P46" text:outline-level="3"><text:bookmark text:name="user-content-31-instalar-um-pacote"/><text:span text:style-name="T20">Instalar um pacote:</text:span></text:h>
      <text:p text:style-name="P14"># apt-get install htop</text:p>
      <text:p text:style-name="P14">htop</text:p>
      <text:p text:style-name="P14"/>
      <text:h text:style-name="P72" text:outline-level="3"><text:bookmark text:name="user-content-32-desinstalar-um-pacote"/>Desinstalar um pacote:</text:h>
      <text:p text:style-name="P14"># apt-get remove htop</text:p>
      <text:p text:style-name="P14"/>
      <text:h text:style-name="P71" text:outline-level="2"><text:bookmark text:name="user-content-trabalhando-com-shell-scripts"/><text:soft-page-break/>Trabalhando com Shell Scripts</text:h>
      <text:h text:style-name="P72" text:outline-level="3"><text:bookmark text:name="user-content-33-editando-arquivos-em-modo-texto"/>Editando arquivos em modo texto:</text:h>
      <text:p text:style-name="P86">As principais opções são nano (mais fácil) e vim.</text:p>
      <text:p text:style-name="P14">nano -w teste.sh</text:p>
      <text:p text:style-name="P14"/>
      <text:p text:style-name="P86">ou</text:p>
      <text:p text:style-name="P39">vim teste.sh</text:p>
      <text:p text:style-name="P39"/>
      <text:p text:style-name="Text_20_body"><text:span text:style-name="Source_20_Text"><text:span text:style-name="T21">:q -</text:span></text:span><text:span text:style-name="T21"> sair do arquivo atual</text:span></text:p>
      <text:p text:style-name="Text_20_body"><text:span text:style-name="Source_20_Text"><text:span text:style-name="T21">:q! -</text:span></text:span><text:span text:style-name="T21"> saída forçada do arquivo atual</text:span></text:p>
      <text:p text:style-name="Text_20_body"><text:span text:style-name="Source_20_Text"><text:span text:style-name="T21">:w - </text:span></text:span><text:span text:style-name="T21">salvar</text:span></text:p>
      <text:p text:style-name="Text_20_body"><text:span text:style-name="Source_20_Text"><text:span text:style-name="T21">:wq -</text:span></text:span><text:span text:style-name="T21"> salvar e sair</text:span></text:p>
      <text:h text:style-name="P8" text:outline-level="3">Criar seu primeiro script:</text:h>
      <text:p text:style-name="P86">Criar um arquivo teste.sh e adicionar o seguinte conteúdo:</text:p>
      <text:p text:style-name="P14">#!/bin/bash</text:p>
      <text:p text:style-name="P14"><text:s/></text:p>
      <text:p text:style-name="P14">echo "Hello world"</text:p>
      <text:p text:style-name="P14"/>
      <text:h text:style-name="P8" text:outline-level="3"><text:bookmark text:name="user-content-35-dar-permissão-de-execução-para-o-script"/>Dar permissão de execução para o script:</text:h>
      <text:p text:style-name="P14">chmod u+x teste.sh</text:p>
      <text:p text:style-name="P14"/>
      <text:h text:style-name="P8" text:outline-level="3">Executar o script:</text:h>
      <text:p text:style-name="P14">./teste.sh</text:p>
      <text:p text:style-name="P16">ou</text:p>
      <text:p text:style-name="P16">sh teste.sh</text:p>
      <text:p text:style-name="P16"/>
      <text:h text:style-name="P8" text:outline-level="3"><text:bookmark text:name="user-content-37-obter-a-saída-de-um-arquivo-dentro-do-script"/>Obter a saída de um arquivo dentro do script:</text:h>
      <text:p text:style-name="P14">#!/bin/bash <text:s text:c="2"/></text:p>
      <text:p text:style-name="P14">x=`ls -1`</text:p>
      <text:p text:style-name="P14">echo "Os arquivos deste diretorio sao:"</text:p>
      <text:p text:style-name="P14">echo $x</text:p>
      <text:p text:style-name="P14"/>
      <text:h text:style-name="P8" text:outline-level="3"><text:bookmark text:name="user-content-38-obter-o-retorno-de-um-comando-executado"/>Obter o retorno de um comando executado:</text:h>
      <text:p text:style-name="P86">O comando normalmente retorna zero se foi executado com sucesso ou 1 se ocorreu um erro.</text:p>
      <text:p text:style-name="P14">#!/bin/bash <text:s text:c="2"/></text:p>
      <text:p text:style-name="P14"><text:soft-page-break/>date</text:p>
      <text:p text:style-name="P14">echo $?</text:p>
      <text:p text:style-name="P14"/>
      <text:h text:style-name="P8" text:outline-level="3">Utilizar if/else:</text:h>
      <text:p text:style-name="P14">#!/bin/bash</text:p>
      <text:p text:style-name="P14"><text:s text:c="8"/></text:p>
      <text:p text:style-name="P14">x=1</text:p>
      <text:p text:style-name="P14"><text:s/></text:p>
      <text:p text:style-name="P14">if [ $x -eq 0 ]</text:p>
      <text:p text:style-name="P14">then</text:p>
      <text:p text:style-name="P14"><text:s text:c="4"/>echo "OK"</text:p>
      <text:p text:style-name="P14">else</text:p>
      <text:p text:style-name="P14"><text:s text:c="4"/>echo "Erro"</text:p>
      <text:p text:style-name="P14">fi</text:p>
      <text:p text:style-name="P14"/>
      <text:h text:style-name="P6" text:outline-level="3"><text:span text:style-name="T29">Utilizar laço for:</text:span></text:h>
      <text:p text:style-name="P17">#!/bin/bash</text:p>
      <text:p text:style-name="P17"/>
      <text:p text:style-name="P17">for i in `seq 1 10`</text:p>
      <text:p text:style-name="P17">do</text:p>
      <text:p text:style-name="P17"><text:s text:c="4"/>echo "Hello $i"</text:p>
      <text:p text:style-name="P17">done</text:p>
      <text:p text:style-name="P17">#!/bin/bash</text:p>
      <text:p text:style-name="P17"/>
      <text:p text:style-name="P17">echo "Lista de arquivos:"</text:p>
      <text:p text:style-name="P17">for i in `ls -1`</text:p>
      <text:p text:style-name="P17">do</text:p>
      <text:p text:style-name="P17"><text:s text:c="4"/>echo "arquivo: $i"</text:p>
      <text:p text:style-name="P17">done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" text:outline-level="1"><text:soft-page-break/>Criação de instâncias de máquinas virtuais no EC2 usando Terraform</text:h>
      <text:h text:style-name="P3" text:outline-level="2"><text:bookmark text:name="user-content-introdução"/>Introdução</text:h>
      <text:p text:style-name="P81">Terraform é uma ferramenta de infraestrutura como código (IaC) desenvolvida pela HashiCorp, que permite gerenciar, provisionar e atualizar recursos de infraestrutura em nuvens públicas, privadas e híbridas. Nesse roteiro serão abordados os conceitos básicos do Terraform e como começar a usá-lo para provisonar instâncias EC2 na AWS.</text:p>
      <text:h text:style-name="P3" text:outline-level="2"><text:bookmark text:name="user-content-instalação-do-terraform"/>Instalação do Terraform</text:h>
      <text:p text:style-name="P81">Antes de começar, você deve instalar o Terraform em seu computador.</text:p>
      <text:p text:style-name="P20"><text:span text:style-name="Source_20_Text"><text:span text:style-name="T16">sudo apt install terraform</text:span></text:span></text:p>
      <text:p text:style-name="P89"><text:span text:style-name="T18">Ou siga as instruções oficiais para instalar o Terraform no seu sistema operacional: </text:span><text:a xlink:type="simple" xlink:href="https://www.terraform.io/downloads.html" text:style-name="Internet_20_link" text:visited-style-name="Visited_20_Internet_20_Link"><text:span text:style-name="T19">https://www.terraform.io/downloads.html</text:span></text:a></text:p>
      <text:h text:style-name="P3" text:outline-level="2"><text:bookmark text:name="user-content-configuração-do-ambiente"/>Configuração do ambiente</text:h>
      <text:h text:style-name="P7" text:outline-level="3"><text:bookmark text:name="user-content-configurar-as-credenciais-de-acesso-aws"/>Configurar as credenciais de acesso AWS</text:h>
      <text:p text:style-name="P89"><text:span text:style-name="T18">Configurar AWS CLI usando as credencias disponibilizadas no ambiente do </text:span><text:a xlink:type="simple" xlink:href="https://www.awsacademy.com/LMS_Login" text:style-name="Internet_20_link" text:visited-style-name="Visited_20_Internet_20_Link"><text:span text:style-name="T19">AWS Academy</text:span></text:a><text:span text:style-name="T18">.</text:span></text:p>
      <text:p text:style-name="P20"><text:span text:style-name="Source_20_Text"><text:span text:style-name="T16">sudo apt-get install awscli</text:span></text:span></text:p>
      <text:p text:style-name="P19"><text:span text:style-name="Source_20_Text"><text:span text:style-name="T16">aws configure</text:span></text:span></text:p>
      <text:p text:style-name="P81">Aternativamente, pode-se configurar através de variáveis de ambiente no terminal:</text:p>
      <text:p text:style-name="P20"><text:span text:style-name="Source_20_Text"><text:span text:style-name="T16">export AWS_ACCESS_KEY_ID="my-access-key"</text:span></text:span></text:p>
      <text:p text:style-name="P19"><text:span text:style-name="Source_20_Text"><text:span text:style-name="T16">export AWS_SECRET_ACCESS_KEY="my-secret-key"</text:span></text:span></text:p>
      <text:p text:style-name="P19"><text:span text:style-name="Source_20_Text"><text:span text:style-name="T16">export AWS_SESSION_TOKEN="my-session-token"</text:span></text:span></text:p>
      <text:p text:style-name="P19"><text:span text:style-name="Source_20_Text"><text:span text:style-name="T16">export AWS_REGION="us-east-1"</text:span></text:span></text:p>
      <text:p text:style-name="P81">Para começar, crie uma pasta para armazenar seus arquivos de configuração do Terraform. Neste exemplo, criaremos uma pasta chamada "projeto_terraform":</text:p>
      <text:h text:style-name="P7" text:outline-level="3"><text:bookmark text:name="user-content-criar-repositório-de-projeto"/>Criar repositório de projeto</text:h>
      <text:p text:style-name="P20"><text:span text:style-name="Source_20_Text"><text:span text:style-name="T16">mkdir projeto_terraform</text:span></text:span></text:p>
      <text:p text:style-name="P19"><text:soft-page-break/><text:span text:style-name="Source_20_Text"><text:span text:style-name="T16">cd projeto_terraform</text:span></text:span></text:p>
      <text:p text:style-name="P81">Iniciar repostório Git para versionar a infraestrutura:</text:p>
      <text:p text:style-name="P20"><text:span text:style-name="Source_20_Text"><text:span text:style-name="T16">git init</text:span></text:span></text:p>
      <text:h text:style-name="P3" text:outline-level="2"><text:bookmark text:name="user-content-criando-um-arquivo-de-configuração-terraform"/>Criando um arquivo de configuração Terraform</text:h>
      <text:p text:style-name="P81">Os arquivos de configuração do Terraform têm a extensão ".tf". Crie um arquivo chamado "main.tf" com o seguinte conteúdo:</text:p>
      <text:p text:style-name="P20"><text:span text:style-name="Source_20_Text"><text:span text:style-name="T16">provider "aws" {</text:span></text:span></text:p>
      <text:p text:style-name="P19"><text:span text:style-name="Source_20_Text"><text:span text:style-name="T15"><text:s text:c="2"/></text:span></text:span><text:span text:style-name="Source_20_Text"><text:span text:style-name="T16">region = "us-east-1"</text:span></text:span></text:p>
      <text:p text:style-name="P19"><text:span text:style-name="Source_20_Text"><text:span text:style-name="T16">}</text:span></text:span></text:p>
      <text:p text:style-name="P19"/>
      <text:p text:style-name="P19"><text:span text:style-name="Source_20_Text"><text:span text:style-name="T16">resource "aws_key_pair" "tf-key-pair" {</text:span></text:span></text:p>
      <text:p text:style-name="P19"><text:span text:style-name="Source_20_Text"><text:span text:style-name="T15"><text:s text:c="2"/></text:span></text:span><text:span text:style-name="Source_20_Text"><text:span text:style-name="T16">key_name = "tf-key-pair"</text:span></text:span></text:p>
      <text:p text:style-name="P19"><text:span text:style-name="Source_20_Text"><text:span text:style-name="T15"><text:s text:c="2"/></text:span></text:span><text:span text:style-name="Source_20_Text"><text:span text:style-name="T16">public_key = tls_private_key.rsa.public_key_openssh</text:span></text:span></text:p>
      <text:p text:style-name="P19"><text:span text:style-name="Source_20_Text"><text:span text:style-name="T16">}</text:span></text:span></text:p>
      <text:p text:style-name="P19"/>
      <text:p text:style-name="P19"><text:span text:style-name="Source_20_Text"><text:span text:style-name="T16">resource "tls_private_key" "rsa" {</text:span></text:span></text:p>
      <text:p text:style-name="P19"><text:span text:style-name="Source_20_Text"><text:span text:style-name="T15"><text:s text:c="2"/></text:span></text:span><text:span text:style-name="Source_20_Text"><text:span text:style-name="T16">algorithm = "RSA"</text:span></text:span></text:p>
      <text:p text:style-name="P19"><text:span text:style-name="Source_20_Text"><text:span text:style-name="T15"><text:s text:c="2"/></text:span></text:span><text:span text:style-name="Source_20_Text"><text:span text:style-name="T16">rsa_bits <text:s/>= 4096</text:span></text:span></text:p>
      <text:p text:style-name="P19"><text:span text:style-name="Source_20_Text"><text:span text:style-name="T16">}</text:span></text:span></text:p>
      <text:p text:style-name="P19"/>
      <text:p text:style-name="P19"><text:span text:style-name="Source_20_Text"><text:span text:style-name="T16">resource "local_file" "tf-key" {</text:span></text:span></text:p>
      <text:p text:style-name="P19"><text:span text:style-name="Source_20_Text"><text:span text:style-name="T15"><text:s text:c="2"/></text:span></text:span><text:span text:style-name="Source_20_Text"><text:span text:style-name="T16">content <text:s/>= tls_private_key.rsa.private_key_pem</text:span></text:span></text:p>
      <text:p text:style-name="P19"><text:span text:style-name="Source_20_Text"><text:span text:style-name="T15"><text:s text:c="2"/></text:span></text:span><text:span text:style-name="Source_20_Text"><text:span text:style-name="T16">filename = "tf-key-pair.pem"</text:span></text:span></text:p>
      <text:p text:style-name="P19"><text:span text:style-name="Source_20_Text"><text:span text:style-name="T16">}</text:span></text:span></text:p>
      <text:p text:style-name="P19"/>
      <text:p text:style-name="P19"><text:span text:style-name="Source_20_Text"><text:span text:style-name="T16">resource "aws_instance" "example" {</text:span></text:span></text:p>
      <text:p text:style-name="P19"><text:span text:style-name="Source_20_Text"><text:span text:style-name="T15"><text:s text:c="2"/></text:span></text:span><text:span text:style-name="Source_20_Text"><text:span text:style-name="T16">ami <text:s text:c="10"/>= "ami-007855ac798b5175e" # Ubuntu 22.04 LTS</text:span></text:span></text:p>
      <text:p text:style-name="P19"><text:span text:style-name="Source_20_Text"><text:span text:style-name="T15"><text:s text:c="2"/></text:span></text:span><text:span text:style-name="Source_20_Text"><text:span text:style-name="T16">instance_type = "t2.micro"</text:span></text:span></text:p>
      <text:p text:style-name="P19"><text:span text:style-name="Source_20_Text"><text:span text:style-name="T15"><text:s text:c="2"/></text:span></text:span><text:span text:style-name="Source_20_Text"><text:span text:style-name="T16">key_name = "tf-key-pair"</text:span></text:span></text:p>
      <text:p text:style-name="P19"/>
      <text:p text:style-name="P19"><text:span text:style-name="Source_20_Text"><text:span text:style-name="T15"><text:s text:c="2"/></text:span></text:span><text:span text:style-name="Source_20_Text"><text:span text:style-name="T16">tags = {</text:span></text:span></text:p>
      <text:p text:style-name="P19"><text:span text:style-name="Source_20_Text"><text:span text:style-name="T15"><text:s text:c="4"/></text:span></text:span><text:span text:style-name="Source_20_Text"><text:span text:style-name="T16">Name = "terraform-example-instance"</text:span></text:span></text:p>
      <text:p text:style-name="P19"><text:span text:style-name="Source_20_Text"><text:span text:style-name="T15"><text:s text:c="2"/></text:span></text:span><text:span text:style-name="Source_20_Text"><text:span text:style-name="T16">}</text:span></text:span></text:p>
      <text:p text:style-name="P19"><text:span text:style-name="Source_20_Text"><text:span text:style-name="T16">}</text:span></text:span></text:p>
      <text:p text:style-name="P81">Neste exemplo, estamos usando o provedor AWS (Amazon Web Services) e criando uma instância EC2 (Elastic Compute Cloud) na região "us-east-1" com o tipo "t2.micro".</text:p>
      <text:h text:style-name="P3" text:outline-level="2"><text:bookmark text:name="user-content-inicializando-o-terraform"/><text:soft-page-break/>Inicializando o Terraform</text:h>
      <text:p text:style-name="P81">No diretório do projeto, execute o seguinte comando para inicializar o Terraform:</text:p>
      <text:p text:style-name="P20"><text:span text:style-name="Source_20_Text"><text:span text:style-name="T16">terraform init</text:span></text:span></text:p>
      <text:p text:style-name="P81">Este comando baixa o provedor necessário (neste caso, o provedor AWS) e cria um diretório chamado ".terraform".</text:p>
      <text:h text:style-name="P3" text:outline-level="2"><text:bookmark text:name="user-content-verificando-a-configuração-do-terraform"/>Verificando a configuração do Terraform</text:h>
      <text:p text:style-name="P90"><text:span text:style-name="T18">A qualquer momento você pode validar o conteúdo dos arquivos de descrição da infraestrutura utilizando o comando </text:span><text:span text:style-name="Source_20_Text"><text:span text:style-name="T17">terraform validate</text:span></text:span><text:span text:style-name="T18">.</text:span></text:p>
      <text:p text:style-name="P20"><text:span text:style-name="Source_20_Text"><text:span text:style-name="T16">terraform validate</text:span></text:span></text:p>
      <text:p text:style-name="P81">Depois validado, pode-se commitar o arquivo no repositório Git:</text:p>
      <text:p text:style-name="P20"><text:span text:style-name="Source_20_Text"><text:span text:style-name="T16">git add main.tf</text:span></text:span></text:p>
      <text:p text:style-name="P19"><text:span text:style-name="Source_20_Text"><text:span text:style-name="T16">git commit -m "Initial commit"</text:span></text:span></text:p>
      <text:p text:style-name="P90"><text:span text:style-name="T18">Antes de aplicar as mudanças, você pode verificar o plano de execução do Terraform com o comando </text:span><text:span text:style-name="Source_20_Text"><text:span text:style-name="T17">terraform plan</text:span></text:span><text:span text:style-name="T18">. Isso exibirá as mudanças que serão feitas na sua infraestrutura:</text:span></text:p>
      <text:p text:style-name="P20"><text:span text:style-name="Source_20_Text"><text:span text:style-name="T16">terraform plan</text:span></text:span></text:p>
      <text:h text:style-name="P3" text:outline-level="2"><text:bookmark text:name="user-content-aplicando-a-configuração-do-terraform"/>Aplicando a configuração do Terraform</text:h>
      <text:p text:style-name="P90"><text:span text:style-name="T18">Para aplicar as mudanças, execute o comando </text:span><text:span text:style-name="Source_20_Text"><text:span text:style-name="T17">terraform apply</text:span></text:span><text:span text:style-name="T18">. Este comando criará a instância EC2 na sua conta AWS:</text:span></text:p>
      <text:p text:style-name="P20"><text:span text:style-name="Source_20_Text"><text:span text:style-name="T16">terraform apply</text:span></text:span></text:p>
      <text:p text:style-name="P81">Confirme a ação digitando "yes" quando solicitado.</text:p>
      <text:p text:style-name="P81">Verificar os arquivos que foram criados no diretório local:</text:p>
      <text:p text:style-name="P20"><text:span text:style-name="Source_20_Text"><text:span text:style-name="T16">ls -la</text:span></text:span></text:p>
      <text:h text:style-name="P3" text:outline-level="2"><text:bookmark text:name="user-content-verificando-os-recursos-criados"/>Verificando os recursos criados</text:h>
      <text:p text:style-name="P81">Você pode verificar os recursos criados no console AWS ou executando o seguinte comando:</text:p>
      <text:p text:style-name="P20"><text:span text:style-name="Source_20_Text"><text:span text:style-name="T16">terraform show</text:span></text:span></text:p>
      <text:p text:style-name="P90"><text:span text:style-name="T18">Será criado um arquivo </text:span><text:span text:style-name="Source_20_Text"><text:span text:style-name="T17">tf-key-pair.pem</text:span></text:span><text:span text:style-name="T18"> no diretório local. Você pode utilizá-lo para conectar na VM criada da seguinte forma:</text:span></text:p>
      <text:p text:style-name="P20"><text:soft-page-break/><text:span text:style-name="Source_20_Text"><text:span text:style-name="T16">ssh -i tf-key-pair.pem ubuntu@public_ip</text:span></text:span></text:p>
      <text:p text:style-name="P81">Substituia public_ip pelo IP publico da VM. Para obter o endereço IP publico da VM criada, utilize o comando:</text:p>
      <text:p text:style-name="P20"><text:span text:style-name="Source_20_Text"><text:span text:style-name="T16">terraform show | grep public_ip</text:span></text:span></text:p>
      <text:h text:style-name="P3" text:outline-level="2"><text:bookmark text:name="user-content-destruindo-a-infraestrutura-criada"/>Destruindo a infraestrutura criada</text:h>
      <text:p text:style-name="P90"><text:span text:style-name="T18">Para destruir os recursos criados, execute o comando </text:span><text:span text:style-name="Source_20_Text"><text:span text:style-name="T17">terraform destroy</text:span></text:span><text:span text:style-name="T18">. Isso excluirá a instância EC2 e quaisquer outros recursos criados:</text:span></text:p>
      <text:p text:style-name="P20"><text:span text:style-name="Source_20_Text"><text:span text:style-name="T16">terraform destroy</text:span></text:span></text:p>
      <text:p text:style-name="P82">Confirme a ação digitando "yes" quando solicitado.</text:p>
      <text:p text:style-name="P14"/>
      <text:h text:style-name="P2" text:outline-level="1">Ansible Hands-on</text:h>
      <text:p text:style-name="P81">Preparar ambiente para o experimento:</text:p>
      <text:p text:style-name="P83">Iniciar 4 máquinas virtuais (VMs), uma das máquinas será a master e as demais serão servidores que iremos gerenciar.</text:p>
      <text:list text:style-name="L3">
        <text:list-item>
          <text:p text:style-name="P92"><text:span text:style-name="T18">Configurar as VMs para permitir conexão via SSH sem senha a partir da master. Caso as VMs tenham sido criadas na AWS para serem acessadas através de uma chave .pem, basta configurar a máquina master para conter</text:span></text:p>
        </text:list-item>
      </text:list>
      <text:p text:style-name="P81">Instalar ansible na máquina do sysadmin:</text:p>
      <text:p text:style-name="P20"><text:span text:style-name="Source_20_Text"><text:span text:style-name="T16">sudo apt-add-repository ppa:ansible/ansible</text:span></text:span></text:p>
      <text:p text:style-name="P19"><text:span text:style-name="Source_20_Text"><text:span text:style-name="T16">sudo apt-get update</text:span></text:span></text:p>
      <text:p text:style-name="P19"><text:span text:style-name="Source_20_Text"><text:span text:style-name="T16">sudo apt-get install ansible</text:span></text:span></text:p>
      <text:p text:style-name="P81">Criar um grupo de máquinas no arquivo /etc/ansible/hosts:</text:p>
      <text:p text:style-name="P20"><text:span text:style-name="Source_20_Text"><text:span text:style-name="T16">[servers]</text:span></text:span></text:p>
      <text:p text:style-name="P19"><text:span text:style-name="Source_20_Text"><text:span text:style-name="T16">server1 ansible_host=172.31.81.157</text:span></text:span></text:p>
      <text:p text:style-name="P19"><text:span text:style-name="Source_20_Text"><text:span text:style-name="T16">server2 ansible_host=172.31.89.74</text:span></text:span></text:p>
      <text:p text:style-name="P19"><text:span text:style-name="Source_20_Text"><text:span text:style-name="T16">server3 ansible_host=172.31.86.235</text:span></text:span></text:p>
      <text:p text:style-name="P81">Testar execução de comando em todos os nodos:</text:p>
      <text:p text:style-name="P20"><text:span text:style-name="Source_20_Text"><text:span text:style-name="T16">ansible servers -a hostname</text:span></text:span></text:p>
      <text:p text:style-name="P19"><text:span text:style-name="Source_20_Text"><text:span text:style-name="T16">ansible servers -a uptime</text:span></text:span></text:p>
      <text:p text:style-name="P81">Usar módulo ping para verificar a conectivadade com os servidores:</text:p>
      <text:p text:style-name="P20"><text:span text:style-name="Source_20_Text"><text:span text:style-name="T16">ansible all -m ping</text:span></text:span></text:p>
      <text:p text:style-name="P81">Referências:</text:p>
      <text:list text:style-name="L2">
        <text:list-item>
          <text:p text:style-name="P91"><text:a xlink:type="simple" xlink:href="https://www.digitalocean.com/community/tutorials/how-to-install-and-configure-ansible-on-ubuntu-20-04" text:style-name="Internet_20_link" text:visited-style-name="Visited_20_Internet_20_Link"><text:soft-page-break/><text:span text:style-name="T19">https://www.digitalocean.com/community/tutorials/how-to-install-and-configure-ansible-on-ubuntu-20-04</text:span></text:a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1T05:53:16.495000000</meta:creation-date>
    <dc:date>2023-07-18T03:45:00.491000000</dc:date>
    <meta:editing-duration>PT22H7M30S</meta:editing-duration>
    <meta:editing-cycles>21</meta:editing-cycles>
    <meta:generator>LibreOffice/7.5.4.2$Windows_X86_64 LibreOffice_project/36ccfdc35048b057fd9854c757a8b67ec53977b6</meta:generator>
    <meta:document-statistic meta:table-count="0" meta:image-count="0" meta:object-count="0" meta:page-count="13" meta:paragraph-count="327" meta:word-count="1692" meta:character-count="11172" meta:non-whitespace-character-count="9713"/>
  </office:meta>
</office:document-meta>
</file>